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7.991cm" svg:height="12.715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1cm" fo:text-indent="0cm"/>
      <style:text-properties style:use-window-font-color="true" style:text-outline="false" style:text-line-through-style="none" fo:font-family="'Liberation Sans'" style:font-family-generic="roman" style:font-pitch="variable" fo:font-size="19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41cm" fo:text-indent="0cm"/>
      <style:text-properties fo:font-size="16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8cm" fo:text-indent="0cm"/>
      <style:text-properties fo:font-size="14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2cm" fo:text-indent="0cm"/>
      <style:text-properties fo:font-size="12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59cm" fo:text-indent="0cm"/>
      <style:text-properties fo:font-size="1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59cm" fo:text-indent="0cm"/>
      <style:text-properties fo:font-size="1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59cm" fo:text-indent="0cm"/>
      <style:text-properties fo:font-size="1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59cm" fo:text-indent="0cm"/>
      <style:text-properties fo:font-size="1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59cm" fo:text-indent="0cm"/>
      <style:text-properties fo:font-size="1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26.6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216cm" svg:x="1cm" svg:y="3.812cm"/>
      <draw:page-thumbnail draw:layer="backgroundobjects" svg:width="9.294cm" svg:height="4.216cm" svg:x="1cm" svg:y="11.86cm"/>
      <draw:page-thumbnail draw:layer="backgroundobjects" svg:width="9.294cm" svg:height="4.216cm" svg:x="1cm" svg:y="19.908cm"/>
      <draw:page-thumbnail draw:layer="backgroundobjects" svg:width="9.294cm" svg:height="4.216cm" svg:x="11.295cm" svg:y="3.812cm"/>
      <draw:page-thumbnail draw:layer="backgroundobjects" svg:width="9.294cm" svg:height="4.216cm" svg:x="11.295cm" svg:y="11.86cm"/>
      <draw:page-thumbnail draw:layer="backgroundobjects" svg:width="9.294cm" svg:height="4.216cm" svg:x="11.295cm" svg:y="19.908cm"/>
    </style:handout-master>
    <style:master-page style:name="Default" style:page-layout-name="PM1" draw:style-name="Mdp1">
      <draw:frame presentation:style-name="Default-title" draw:layer="backgroundobjects" svg:width="25.191cm" svg:height="2.12cm" svg:x="1.399cm" svg:y="0.505cm" presentation:class="title" presentation:placeholder="true">
        <draw:text-box/>
      </draw:frame>
      <draw:frame presentation:style-name="Default-outline1" draw:layer="backgroundobjects" svg:width="24.631cm" svg:height="7.365cm" svg:x="1.399cm" svg:y="2.971cm" presentation:class="outline" presentation:placeholder="true">
        <draw:text-box/>
      </draw:frame>
      <draw:frame presentation:style-name="Mpr1" draw:text-style-name="MP1" draw:layer="backgroundobjects" svg:width="6.521cm" svg:height="0.876cm" svg:x="1.399cm" svg:y="11.56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0.876cm" svg:x="9.572cm" svg:y="11.56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0.876cm" svg:x="20.069cm" svg:y="11.56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leb Robinson</meta:initial-creator>
    <meta:creation-date>2014-04-12T16:37:27</meta:creation-date>
    <dc:date>2014-04-12T16:42:34</dc:date>
    <dc:creator>Caleb Robinson</dc:creator>
    <meta:editing-duration>PT2M13S</meta:editing-duration>
    <meta:editing-cycles>3</meta:editing-cycles>
    <meta:generator>LibreOffice/3.6$Linux_X86_64 LibreOffice_project/360m1$Build-2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992cm" svg:height="12.716cm" xlink:href="." xlink:type="simple" chart:class="chart:line" chart:style-name="ch1">
        <chart:title svg:x="13.463cm" svg:y="0.39cm" chart:style-name="ch2">
          <text:p>Tron</text:p>
        </chart:title>
        <chart:legend chart:legend-position="end" svg:x="25.484cm" svg:y="5.81cm" style:legend-expansion="high" chart:style-name="ch3"/>
        <chart:plot-area chart:style-name="ch4" chart:data-source-has-labels="both" svg:x="1.009cm" svg:y="1.931cm" svg:width="23.357cm" svg:height="10.111cm">
          <chartooo:coordinate-region svg:x="2.914cm" svg:y="2.131cm" svg:width="19.453cm" svg:height="8.866cm"/>
          <chart:axis chart:dimension="x" chart:name="primary-x" chart:style-name="ch5" chartooo:axis-type="auto">
            <chartooo:date-scale/>
            <chart:categories table:cell-range-address="local-table.$A$2:.$A$7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</table:table-cell>
              <table:table-cell office:value-type="string">
                <text:p>STDEV</text:p>
              </table:table-cell>
            </table:table-row>
          </table:table-header-rows>
          <table:table-rows>
            <table:table-row>
              <table:table-cell office:value-type="string">
                <text:p>results50_50_1_10000_1</text:p>
              </table:table-cell>
              <table:table-cell office:value-type="float" office:value="5819.764858">
                <text:p>5819.764858</text:p>
              </table:table-cell>
              <table:table-cell office:value-type="float" office:value="2512.90666">
                <text:p>2512.90666</text:p>
              </table:table-cell>
            </table:table-row>
            <table:table-row>
              <table:table-cell office:value-type="string">
                <text:p>results50_50_1_10000_10</text:p>
              </table:table-cell>
              <table:table-cell office:value-type="float" office:value="5391.723288">
                <text:p>5391.723288</text:p>
              </table:table-cell>
              <table:table-cell office:value-type="float" office:value="2497.704416">
                <text:p>2497.704416</text:p>
              </table:table-cell>
            </table:table-row>
            <table:table-row>
              <table:table-cell office:value-type="string">
                <text:p>results50_50_1_10000_20</text:p>
              </table:table-cell>
              <table:table-cell office:value-type="float" office:value="5622.757653">
                <text:p>5622.757653</text:p>
              </table:table-cell>
              <table:table-cell office:value-type="float" office:value="2391.029787">
                <text:p>2391.029787</text:p>
              </table:table-cell>
            </table:table-row>
            <table:table-row>
              <table:table-cell office:value-type="string">
                <text:p>results50_50_1_10000_30</text:p>
              </table:table-cell>
              <table:table-cell office:value-type="float" office:value="5556.426396">
                <text:p>5556.426396</text:p>
              </table:table-cell>
              <table:table-cell office:value-type="float" office:value="2400.816267">
                <text:p>2400.816267</text:p>
              </table:table-cell>
            </table:table-row>
            <table:table-row>
              <table:table-cell office:value-type="string">
                <text:p>results50_50_1_10000_40</text:p>
              </table:table-cell>
              <table:table-cell office:value-type="float" office:value="5819.432225">
                <text:p>5819.432225</text:p>
              </table:table-cell>
              <table:table-cell office:value-type="float" office:value="2422.646034">
                <text:p>2422.646034</text:p>
              </table:table-cell>
            </table:table-row>
            <table:table-row>
              <table:table-cell office:value-type="string">
                <text:p>results50_50_1_10000_50</text:p>
              </table:table-cell>
              <table:table-cell office:value-type="float" office:value="5767.678922">
                <text:p>5767.678922</text:p>
              </table:table-cell>
              <table:table-cell office:value-type="float" office:value="2316.035839">
                <text:p>2316.0358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